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5pt" style:font-size-asian="15pt" style:font-size-complex="15pt"/>
    </style:style>
    <style:style style:name="P2"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Normal" style:family="paragraph">
      <style:paragraph-properties fo:break-before="page"/>
      <style:text-properties fo:hyphenate="true"/>
    </style:style>
    <style:style style:name="P27" style:parent-style-name="Standard" style:family="paragraph">
      <style:paragraph-properties fo:text-align="justify"/>
      <style:text-properties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text-properties fo:font-weight="bold" style:font-weight-asian="bold" style:font-weight-complex="bold"/>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Normal" style:family="paragraph">
      <style:paragraph-properties fo:break-before="page"/>
      <style:text-properties fo:hyphenate="true"/>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text-properties fo:font-weight="bold" style:font-weight-asian="bold" style:font-weight-complex="bold"/>
    </style:style>
    <style:style style:name="P60" style:parent-style-name="Standard" style:family="paragraph">
      <style:paragraph-properties fo:text-align="justify"/>
      <style:text-properties fo:font-weight="bold" style:font-weight-asian="bold" style:font-weight-complex="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Normal" style:family="paragraph">
      <style:paragraph-properties fo:break-before="page"/>
      <style:text-properties fo:hyphenate="true"/>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text-properties fo:font-weight="bold" style:font-weight-asian="bold" style:font-weight-complex="bold"/>
    </style:style>
    <style:style style:name="P74" style:parent-style-name="Standard" style:family="paragraph">
      <style:paragraph-properties fo:text-align="justify"/>
      <style:text-properties fo:font-weight="bold" style:font-weight-asian="bold" style:font-weight-complex="bold"/>
    </style:style>
    <style:style style:name="P75" style:parent-style-name="Standard" style:family="paragraph">
      <style:paragraph-properties fo:text-align="justify"/>
      <style:text-properties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Normal" style:family="paragraph">
      <style:paragraph-properties fo:text-align="justify" style:vertical-align="auto" fo:margin-left="0.4923in">
        <style:tab-stops/>
      </style:paragraph-properties>
      <style:text-properties fo:hyphenate="true"/>
    </style:style>
    <style:style style:name="T79"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80"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81"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82"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83"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84"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85"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86"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87"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88"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P89"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fo:hyphenate="true"/>
    </style:style>
    <style:style style:name="P90"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fo:hyphenate="true"/>
    </style:style>
    <style:style style:name="P91" style:parent-style-name="Normal" style:family="paragraph">
      <style:paragraph-properties fo:text-align="justify" style:vertical-align="auto" fo:margin-left="0.4923in">
        <style:tab-stops/>
      </style:paragraph-properties>
      <style:text-properties fo:hyphenate="true"/>
    </style:style>
    <style:style style:name="T92"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93"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94"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95"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96"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97"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98"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P99"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fo:hyphenate="true"/>
    </style:style>
    <style:style style:name="P100" style:parent-style-name="Normal" style:family="paragraph">
      <style:paragraph-properties fo:text-align="justify" style:vertical-align="auto" fo:margin-left="0.4923in">
        <style:tab-stops/>
      </style:paragraph-properties>
      <style:text-properties fo:hyphenate="true"/>
    </style:style>
    <style:style style:name="T101"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02"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03"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04" style:parent-style-name="Fuentedepárrafopredeter." style:family="text">
      <style:text-properties style:font-name="Consolas" style:font-name-asian="Times New Roman" style:font-name-complex="Times New Roman" fo:color="#006881" style:letter-kerning="false" fo:font-size="10.5pt" style:font-size-asian="10.5pt" style:font-size-complex="10.5pt" fo:background-color="#F0F0F0" fo:language="en" fo:country="GB" style:language-asian="es" style:country-asian="ES" style:language-complex="ar" style:country-complex="SA"/>
    </style:style>
    <style:style style:name="T105" style:parent-style-name="Fuentedepárrafopredeter." style:family="text">
      <style:text-properties style:font-name="Consolas" style:font-name-asian="Times New Roman" style:font-name-complex="Times New Roman" fo:color="#006881" style:letter-kerning="false" fo:font-size="10.5pt" style:font-size-asian="10.5pt" style:font-size-complex="10.5pt" fo:background-color="#F0F0F0" fo:language="en" fo:country="GB" style:language-asian="es" style:country-asian="ES" style:language-complex="ar" style:country-complex="SA"/>
    </style:style>
    <style:style style:name="T106"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P107"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fo:hyphenate="true"/>
    </style:style>
    <style:style style:name="P108" style:parent-style-name="Normal" style:family="paragraph">
      <style:paragraph-properties fo:text-align="justify" style:vertical-align="auto" fo:margin-left="0.4923in">
        <style:tab-stops/>
      </style:paragraph-properties>
      <style:text-properties fo:hyphenate="true"/>
    </style:style>
    <style:style style:name="T109"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10"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11"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12"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13"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14"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P115" style:parent-style-name="Standard" style:family="paragraph">
      <style:paragraph-properties fo:text-align="justify"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style:style>
    <style:style style:name="P116" style:parent-style-name="Standard" style:family="paragraph">
      <style:paragraph-properties fo:text-align="justify"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style:style>
    <style:style style:name="P117" style:parent-style-name="Standard" style:family="paragraph">
      <style:paragraph-properties fo:text-align="justify" fo:margin-left="0.4923in">
        <style:tab-stops/>
      </style:paragraph-properties>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T129" style:parent-style-name="Fuentedepárrafopredeter." style:family="text">
      <style:text-properties fo:color="#FF0000"/>
    </style:style>
    <style:style style:name="P130" style:parent-style-name="Standard" style:family="paragraph">
      <style:paragraph-properties fo:text-align="justify"/>
      <style:text-properties fo:language="en" fo:country="GB"/>
    </style:style>
    <style:style style:name="P131" style:parent-style-name="Standard" style:family="paragraph">
      <style:paragraph-properties fo:text-align="justify" fo:margin-left="0.4923in">
        <style:tab-stops/>
      </style:paragraph-properties>
      <style:text-properties fo:language="en" fo:country="GB"/>
    </style:style>
    <style:style style:name="P132" style:parent-style-name="Normal" style:family="paragraph">
      <style:paragraph-properties style:text-autospace="none" fo:text-align="justify" style:vertical-align="auto" fo:margin-left="0.4923in">
        <style:tab-stops/>
      </style:paragraph-properties>
      <style:text-properties fo:hyphenate="true"/>
    </style:style>
    <style:style style:name="T133"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34"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35"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136"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37"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38"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39"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40"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P141" style:parent-style-name="Normal" style:family="paragraph">
      <style:paragraph-properties style:text-autospace="none" fo:text-align="justify" style:vertical-align="auto" fo:margin-left="0.4923in">
        <style:tab-stops/>
      </style:paragraph-properties>
      <style:text-properties style:font-name="Consolas" style:font-name-complex="Consolas" fo:color="#008000" style:letter-kerning="false" fo:font-size="9.5pt" style:font-size-asian="9.5pt" style:font-size-complex="9.5pt" style:language-complex="ar" style:country-complex="SA" fo:hyphenate="true"/>
    </style:style>
    <style:style style:name="P142" style:parent-style-name="Normal" style:family="paragraph">
      <style:paragraph-properties style:text-autospace="none" fo:text-align="justify" style:vertical-align="auto" fo:margin-left="0.9847in">
        <style:tab-stops/>
      </style:paragraph-properties>
      <style:text-properties fo:hyphenate="true"/>
    </style:style>
    <style:style style:name="T14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44"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145"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146" style:parent-style-name="Normal" style:family="paragraph">
      <style:paragraph-properties style:text-autospace="none" fo:text-align="justify" style:vertical-align="auto" fo:margin-left="0.9847in">
        <style:tab-stops/>
      </style:paragraph-properties>
      <style:text-properties fo:hyphenate="true"/>
    </style:style>
    <style:style style:name="T14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48"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149"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150"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51"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152" style:parent-style-name="Normal" style:family="paragraph">
      <style:paragraph-properties style:text-autospace="none" fo:text-align="justify" style:vertical-align="auto" fo:margin-left="0.9847in">
        <style:tab-stops/>
      </style:paragraph-properties>
      <style:text-properties fo:hyphenate="true"/>
    </style:style>
    <style:style style:name="T15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54"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155"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156" style:parent-style-name="Normal" style:family="paragraph">
      <style:paragraph-properties style:text-autospace="none" fo:text-align="justify" style:vertical-align="auto" fo:margin-left="0.9847in">
        <style:tab-stops/>
      </style:paragraph-properties>
      <style:text-properties fo:hyphenate="true"/>
    </style:style>
    <style:style style:name="T15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58"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P159" style:parent-style-name="Normal" style:family="paragraph">
      <style:paragraph-properties style:text-autospace="none" fo:text-align="justify" style:vertical-align="auto" fo:margin-left="0.4923in">
        <style:tab-stops/>
      </style:paragraph-properties>
      <style:text-properties style:font-name="Consolas" style:font-name-complex="Consolas" fo:color="#000000" style:letter-kerning="false" fo:font-size="9.5pt" style:font-size-asian="9.5pt" style:font-size-complex="9.5pt" style:language-complex="ar" style:country-complex="SA" fo:hyphenate="true"/>
    </style:style>
    <style:style style:name="P160" style:parent-style-name="Normal" style:family="paragraph">
      <style:paragraph-properties style:text-autospace="none" fo:text-align="justify" style:vertical-align="auto" fo:margin-left="0.4923in">
        <style:tab-stops/>
      </style:paragraph-properties>
      <style:text-properties fo:hyphenate="true"/>
    </style:style>
    <style:style style:name="T161"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P162" style:parent-style-name="Normal" style:family="paragraph">
      <style:paragraph-properties style:text-autospace="none" fo:text-align="justify" style:vertical-align="auto" fo:margin-left="0.4923in">
        <style:tab-stops/>
      </style:paragraph-properties>
      <style:text-properties fo:hyphenate="true"/>
    </style:style>
    <style:style style:name="T163" style:parent-style-name="Fuentedepárrafopredeter." style:family="text">
      <style:text-properties style:font-name="Consolas" style:font-name-complex="Consolas" fo:color="#008000" style:letter-kerning="false" fo:font-size="9.5pt" style:font-size-asian="9.5pt" style:font-size-complex="9.5pt" style:language-complex="ar" style:country-complex="SA"/>
    </style:style>
    <style:style style:name="P164" style:parent-style-name="Standard" style:family="paragraph">
      <style:paragraph-properties fo:text-align="justify" fo:margin-left="0.4923in">
        <style:tab-stops/>
      </style:paragraph-properties>
    </style:style>
    <style:style style:name="T16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166"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67"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68"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69"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70"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171"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172"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73"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174"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75"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176"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77"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178"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179"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180" style:parent-style-name="Standard" style:family="paragraph">
      <style:paragraph-properties fo:text-align="justify" fo:margin-left="0.4923in">
        <style:tab-stops/>
      </style:paragraph-properties>
      <style:text-properties fo:language="en" fo:country="GB"/>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Normal" style:family="paragraph">
      <style:paragraph-properties fo:break-before="page"/>
      <style:text-properties fo:hyphenate="true"/>
    </style:style>
    <style:style style:name="P186" style:parent-style-name="Standard" style:family="paragraph">
      <style:paragraph-properties fo:text-align="justify"/>
    </style:style>
    <style:style style:name="T187" style:parent-style-name="Fuentedepárrafopredeter." style:family="text">
      <style:text-properties fo:font-weight="bold" style:font-weight-asian="bold" style:font-weight-complex="bold"/>
    </style:style>
    <style:style style:name="P188" style:parent-style-name="Standard" style:family="paragraph">
      <style:paragraph-properties fo:text-align="justify"/>
      <style:text-properties fo:font-weight="bold" style:font-weight-asian="bold" style:font-weight-complex="bold"/>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fo:hyphenate="true"/>
    </style:style>
    <style:style style:name="P192" style:parent-style-name="Normal" style:family="paragraph">
      <style:paragraph-properties fo:text-align="justify" style:vertical-align="auto" fo:margin-left="0.4923in">
        <style:tab-stops/>
      </style:paragraph-properties>
      <style:text-properties fo:hyphenate="true"/>
    </style:style>
    <style:style style:name="T193"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94"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95"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96"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97"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198" style:parent-style-name="Fuentedepárrafopredeter." style:family="text">
      <style:text-properties style:font-name="Consolas" style:font-name-asian="Times New Roman" style:font-name-complex="Times New Roman" fo:color="#0101FD" style:letter-kerning="false" fo:font-size="10.5pt" style:font-size-asian="10.5pt" style:font-size-complex="10.5pt" fo:background-color="#F0F0F0" fo:language="en" fo:country="GB" style:language-asian="es" style:country-asian="ES" style:language-complex="ar" style:country-complex="SA"/>
    </style:style>
    <style:style style:name="T199"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P200" style:parent-style-name="Normal" style:family="paragraph">
      <style:paragraph-properties fo:text-align="justify" style:vertical-align="auto" fo:margin-left="0.4923in">
        <style:tab-stops/>
      </style:paragraph-properties>
      <style:text-properties fo:hyphenate="true"/>
    </style:style>
    <style:style style:name="T201"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fo:language="en" fo:country="GB" style:language-asian="es" style:country-asian="ES" style:language-complex="ar" style:country-complex="SA"/>
    </style:style>
    <style:style style:name="T202" style:parent-style-name="Fuentedepárrafopredeter." style:family="text">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style:style>
    <style:style style:name="P203"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fo:hyphenate="true"/>
    </style:style>
    <style:style style:name="P204" style:parent-style-name="Normal" style:family="paragraph">
      <style:paragraph-properties fo:text-align="justify" style:vertical-align="auto"/>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fo:hyphenate="true"/>
    </style:style>
    <style:style style:name="P205" style:parent-style-name="Normal" style:family="paragraph">
      <style:paragraph-properties fo:text-align="justify" style:vertical-align="auto" fo:margin-left="0.4923in">
        <style:tab-stops/>
      </style:paragraph-properties>
      <style:text-properties style:font-name="Consolas" style:font-name-asian="Times New Roman" style:font-name-complex="Times New Roman" fo:color="#161616" style:letter-kerning="false" fo:font-size="10.5pt" style:font-size-asian="10.5pt" style:font-size-complex="10.5pt" fo:background-color="#F0F0F0" style:language-asian="es" style:country-asian="ES" style:language-complex="ar" style:country-complex="SA" fo:hyphenate="true"/>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text-properties fo:font-weight="bold" style:font-weight-asian="bold" style:font-weight-complex="bold"/>
    </style:style>
    <style:style style:name="P215" style:parent-style-name="Standard" style:family="paragraph">
      <style:paragraph-properties fo:text-align="justify"/>
      <style:text-properties fo:font-weight="bold" style:font-weight-asian="bold" style:font-weight-complex="bold"/>
    </style:style>
    <style:style style:name="P216" style:parent-style-name="Standard" style:family="paragraph">
      <style:paragraph-properties fo:text-align="justify"/>
    </style:style>
    <style:style style:name="T217" style:parent-style-name="Fuentedepárrafopredeter." style:family="text">
      <style:text-properties fo:font-weight="bold" style:font-weight-asian="bold" style:font-weight-complex="bold"/>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Normal" style:family="paragraph">
      <style:paragraph-properties fo:break-before="page"/>
      <style:text-properties fo:hyphenate="true"/>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font-weight="bold" style:font-weight-asian="bold" style:font-weight-complex="bold"/>
    </style:style>
    <style:style style:name="P223" style:parent-style-name="Standard" style:family="paragraph">
      <style:paragraph-properties fo:text-align="justify"/>
      <style:text-properties fo:font-weight="bold" style:font-weight-asian="bold" style:font-weight-complex="bold"/>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T227" style:parent-style-name="Fuentedepárrafopredeter." style:family="text">
      <style:text-properties fo:color="#FF0000"/>
    </style:style>
    <style:style style:name="P228" style:parent-style-name="Standard" style:family="paragraph">
      <style:paragraph-properties fo:text-align="justify"/>
    </style:style>
    <style:style style:name="P229" style:parent-style-name="Normal" style:family="paragraph">
      <style:paragraph-properties style:text-autospace="none" fo:text-align="justify" style:vertical-align="auto" fo:margin-left="0.4923in">
        <style:tab-stops/>
      </style:paragraph-properties>
      <style:text-properties fo:hyphenate="true"/>
    </style:style>
    <style:style style:name="T230"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231"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232"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233"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234"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235"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236"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237"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P238" style:parent-style-name="Normal" style:family="paragraph">
      <style:paragraph-properties style:text-autospace="none" fo:text-align="justify" style:vertical-align="auto" fo:margin-left="0.4923in">
        <style:tab-stops/>
      </style:paragraph-properties>
      <style:text-properties fo:hyphenate="true"/>
    </style:style>
    <style:style style:name="T23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40"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241"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42"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43"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244" style:parent-style-name="Normal" style:family="paragraph">
      <style:paragraph-properties style:text-autospace="none" fo:text-align="justify" style:vertical-align="auto" fo:margin-left="0.4923in">
        <style:tab-stops/>
      </style:paragraph-properties>
      <style:text-properties fo:hyphenate="true"/>
    </style:style>
    <style:style style:name="T24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46"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247"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48"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49"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250" style:parent-style-name="Normal" style:family="paragraph">
      <style:paragraph-properties style:text-autospace="none" fo:text-align="justify" style:vertical-align="auto" fo:margin-left="0.4923in">
        <style:tab-stops/>
      </style:paragraph-properties>
      <style:text-properties fo:hyphenate="true"/>
    </style:style>
    <style:style style:name="T251"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P252" style:parent-style-name="Normal" style:family="paragraph">
      <style:paragraph-properties style:text-autospace="none" fo:text-align="justify" style:vertical-align="auto" fo:margin-left="0.4923in">
        <style:tab-stops/>
      </style:paragraph-properties>
      <style:text-properties fo:hyphenate="true"/>
    </style:style>
    <style:style style:name="T25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54"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25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56"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5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58"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5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260" style:parent-style-name="Normal" style:family="paragraph">
      <style:paragraph-properties style:text-autospace="none" fo:text-align="justify" style:vertical-align="auto" fo:margin-left="0.4923in">
        <style:tab-stops/>
      </style:paragraph-properties>
      <style:text-properties fo:hyphenate="true"/>
    </style:style>
    <style:style style:name="T261"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62"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26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64"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6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266" style:parent-style-name="Normal" style:family="paragraph">
      <style:paragraph-properties style:text-autospace="none" fo:text-align="justify" style:vertical-align="auto" fo:margin-left="0.4923in">
        <style:tab-stops/>
      </style:paragraph-properties>
      <style:text-properties fo:hyphenate="true"/>
    </style:style>
    <style:style style:name="T26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68"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26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70"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71"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72"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7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274" style:parent-style-name="Normal" style:family="paragraph">
      <style:paragraph-properties style:text-autospace="none" fo:text-align="justify" style:vertical-align="auto" fo:margin-left="0.4923in">
        <style:tab-stops/>
      </style:paragraph-properties>
      <style:text-properties fo:hyphenate="true"/>
    </style:style>
    <style:style style:name="T27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76"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7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78"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7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280" style:parent-style-name="Standard" style:family="paragraph">
      <style:paragraph-properties fo:text-align="justify" fo:margin-left="0.9847in">
        <style:tab-stops/>
      </style:paragraph-properties>
    </style:style>
    <style:style style:name="T281"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82"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83"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84"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85"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86"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8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88"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28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290"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291" style:parent-style-name="Standard" style:family="paragraph">
      <style:paragraph-properties fo:text-align="justify"/>
      <style:text-properties style:font-name="Consolas" style:font-name-complex="Consolas" fo:color="#808080" style:letter-kerning="false" fo:font-size="9.5pt" style:font-size-asian="9.5pt" style:font-size-complex="9.5pt" style:language-complex="ar" style:country-complex="SA"/>
    </style:style>
    <style:style style:name="P292" style:parent-style-name="Standard" style:family="paragraph">
      <style:paragraph-properties fo:text-align="justify"/>
    </style:style>
    <style:style style:name="T293" style:parent-style-name="Fuentedepárrafopredeter." style:family="text">
      <style:text-properties fo:font-weight="bold" style:font-weight-asian="bold" style:font-weight-complex="bold"/>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T297" style:parent-style-name="Fuentedepárrafopredeter." style:family="text">
      <style:text-properties fo:font-weight="bold" style:font-weight-asian="bold" style:font-weight-complex="bold"/>
    </style:style>
    <style:style style:name="P298" style:parent-style-name="Standard" style:family="paragraph">
      <style:paragraph-properties fo:text-align="justify"/>
    </style:style>
    <style:style style:name="P299" style:parent-style-name="Normal" style:family="paragraph">
      <style:paragraph-properties style:text-autospace="none" fo:text-align="justify" style:vertical-align="auto" fo:margin-left="0.9847in">
        <style:tab-stops/>
      </style:paragraph-properties>
      <style:text-properties fo:hyphenate="true"/>
    </style:style>
    <style:style style:name="T300"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01"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02"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303"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04"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05"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06"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07"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08" style:parent-style-name="Normal" style:family="paragraph">
      <style:paragraph-properties style:text-autospace="none" fo:text-align="justify" style:vertical-align="auto" fo:margin-left="0.9847in">
        <style:tab-stops/>
      </style:paragraph-properties>
      <style:text-properties fo:hyphenate="true"/>
    </style:style>
    <style:style style:name="T309"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10"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11"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12"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13" style:parent-style-name="Normal" style:family="paragraph">
      <style:paragraph-properties style:text-autospace="none" fo:text-align="justify" style:vertical-align="auto" fo:margin-left="0.9847in">
        <style:tab-stops/>
      </style:paragraph-properties>
      <style:text-properties fo:hyphenate="true"/>
    </style:style>
    <style:style style:name="T314"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15"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16"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317"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18"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19"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20"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21"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22" style:parent-style-name="Normal" style:family="paragraph">
      <style:paragraph-properties style:text-autospace="none" fo:text-align="justify" style:vertical-align="auto" fo:margin-left="0.9847in">
        <style:tab-stops/>
      </style:paragraph-properties>
      <style:text-properties fo:hyphenate="true"/>
    </style:style>
    <style:style style:name="T323"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24"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25"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26"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27" style:parent-style-name="Normal" style:family="paragraph">
      <style:paragraph-properties style:text-autospace="none" fo:text-align="justify" style:vertical-align="auto" fo:margin-left="0.9847in">
        <style:tab-stops/>
      </style:paragraph-properties>
      <style:text-properties fo:hyphenate="true"/>
    </style:style>
    <style:style style:name="T328"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29"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30"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31"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32" style:parent-style-name="Normal" style:family="paragraph">
      <style:paragraph-properties style:text-autospace="none" fo:text-align="justify" style:vertical-align="auto" fo:margin-left="0.9847in">
        <style:tab-stops/>
      </style:paragraph-properties>
      <style:text-properties fo:hyphenate="true"/>
    </style:style>
    <style:style style:name="T333"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34"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35"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336"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37"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38"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39"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40"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41" style:parent-style-name="Normal" style:family="paragraph">
      <style:paragraph-properties style:text-autospace="none" fo:text-align="justify" style:vertical-align="auto" fo:margin-left="0.9847in">
        <style:tab-stops/>
      </style:paragraph-properties>
      <style:text-properties fo:hyphenate="true"/>
    </style:style>
    <style:style style:name="T342"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43"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44"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T345"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46"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47"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48"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49"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50" style:parent-style-name="Standard" style:family="paragraph">
      <style:paragraph-properties fo:text-align="justify" fo:margin-left="0.9847in">
        <style:tab-stops/>
      </style:paragraph-properties>
    </style:style>
    <style:style style:name="T351"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52" style:parent-style-name="Fuentedepárrafopredeter." style:family="text">
      <style:text-properties style:font-name="Consolas" style:font-name-complex="Consolas" fo:color="#000000" style:letter-kerning="false" fo:font-size="9.5pt" style:font-size-asian="9.5pt" style:font-size-complex="9.5pt" fo:language="en" fo:country="GB" style:language-complex="ar" style:country-complex="SA"/>
    </style:style>
    <style:style style:name="T353" style:parent-style-name="Fuentedepárrafopredeter." style:family="text">
      <style:text-properties style:font-name="Consolas" style:font-name-complex="Consolas" fo:color="#0000FF" style:letter-kerning="false" fo:font-size="9.5pt" style:font-size-asian="9.5pt" style:font-size-complex="9.5pt" fo:language="en" fo:country="GB" style:language-complex="ar" style:country-complex="SA"/>
    </style:style>
    <style:style style:name="T354" style:parent-style-name="Fuentedepárrafopredeter." style:family="text">
      <style:text-properties style:font-name="Consolas" style:font-name-complex="Consolas" fo:color="#808080" style:letter-kerning="false" fo:font-size="9.5pt" style:font-size-asian="9.5pt" style:font-size-complex="9.5pt" fo:language="en" fo:country="GB" style:language-complex="ar" style:country-complex="SA"/>
    </style:style>
    <style:style style:name="P355" style:parent-style-name="Standard" style:family="paragraph">
      <style:paragraph-properties fo:text-align="justify" fo:margin-left="0.4923in">
        <style:tab-stops/>
      </style:paragraph-properties>
      <style:text-properties fo:language="en" fo:country="GB"/>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Normal" style:family="paragraph">
      <style:paragraph-properties fo:break-before="page"/>
      <style:text-properties fo:hyphenate="true"/>
    </style:style>
    <style:style style:name="P363" style:parent-style-name="Standard" style:family="paragraph">
      <style:paragraph-properties fo:text-align="justify"/>
      <style:text-properties fo:font-weight="bold" style:font-weight-asian="bold" style:font-weight-complex="bold"/>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fo:margin-left="0.4923in">
        <style:tab-stops/>
      </style:paragraph-properties>
    </style:style>
    <style:style style:name="P368" style:parent-style-name="Standard" style:family="paragraph">
      <style:paragraph-properties fo:text-align="justify"/>
    </style:style>
    <style:style style:name="P369" style:parent-style-name="Standard" style:family="paragraph">
      <style:paragraph-properties fo:text-align="justify" fo:margin-left="0.4923in">
        <style:tab-stops/>
      </style:paragraph-properties>
    </style:style>
    <style:style style:name="P370" style:parent-style-name="Standard" style:family="paragraph">
      <style:paragraph-properties fo:text-align="justify" fo:margin-left="0.4923in">
        <style:tab-stops/>
      </style:paragraph-properties>
    </style:style>
    <style:style style:name="T371"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372"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73"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374" style:parent-style-name="Fuentedepárrafopredeter." style:family="text">
      <style:text-properties style:font-name="Consolas" style:font-name-complex="Consolas" fo:color="#FF0000" style:letter-kerning="false" fo:font-size="9.5pt" style:font-size-asian="9.5pt" style:font-size-complex="9.5pt" style:language-complex="ar" style:country-complex="SA"/>
    </style:style>
    <style:style style:name="T375" style:parent-style-name="Fuentedepárrafopredeter." style:family="text">
      <style:text-properties style:font-name="Consolas" style:font-name-complex="Consolas" fo:color="#FF0000" style:letter-kerning="false" fo:font-size="9.5pt" style:font-size-asian="9.5pt" style:font-size-complex="9.5pt" style:language-complex="ar" style:country-complex="SA"/>
    </style:style>
    <style:style style:name="T376"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37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78" style:parent-style-name="Fuentedepárrafopredeter." style:family="text">
      <style:text-properties style:font-name="Consolas" style:font-name-complex="Consolas" fo:color="#FF0000" style:letter-kerning="false" fo:font-size="9.5pt" style:font-size-asian="9.5pt" style:font-size-complex="9.5pt" style:language-complex="ar" style:country-complex="SA"/>
    </style:style>
    <style:style style:name="P379" style:parent-style-name="Standard" style:family="paragraph">
      <style:paragraph-properties fo:text-align="justify" fo:margin-left="0.4923in">
        <style:tab-stops/>
      </style:paragraph-properties>
    </style:style>
    <style:style style:name="P380" style:parent-style-name="Standard" style:family="paragraph">
      <style:paragraph-properties fo:text-align="justify" fo:margin-left="0.4923in">
        <style:tab-stops/>
      </style:paragraph-properties>
    </style:style>
    <style:style style:name="T381"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382"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83"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384"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85"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386"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87" style:parent-style-name="Fuentedepárrafopredeter." style:family="text">
      <style:text-properties style:font-name="Consolas" style:font-name-complex="Consolas" fo:color="#FF0000" style:letter-kerning="false" fo:font-size="9.5pt" style:font-size-asian="9.5pt" style:font-size-complex="9.5pt" style:language-complex="ar" style:country-complex="SA"/>
    </style:style>
    <style:style style:name="T388"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389"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90"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T391"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392" style:parent-style-name="Standard" style:family="paragraph">
      <style:paragraph-properties fo:text-align="justify" fo:margin-left="0.4923in">
        <style:tab-stops/>
      </style:paragraph-properties>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fo:margin-left="0.4923in">
        <style:tab-stops/>
      </style:paragraph-properties>
    </style:style>
    <style:style style:name="P400" style:parent-style-name="Standard" style:family="paragraph">
      <style:paragraph-properties fo:text-align="justify" fo:margin-left="0.4923in">
        <style:tab-stops/>
      </style:paragraph-properties>
      <style:text-properties fo:language="en" fo:country="GB"/>
    </style:style>
    <style:style style:name="P401" style:parent-style-name="Standard" style:family="paragraph">
      <style:paragraph-properties fo:text-align="justify" fo:margin-left="0.4923in">
        <style:tab-stops/>
      </style:paragraph-properties>
      <style:text-properties fo:language="en" fo:country="GB"/>
    </style:style>
    <style:style style:name="P402" style:parent-style-name="Standard" style:family="paragraph">
      <style:paragraph-properties fo:text-align="justify" fo:margin-left="0.4923in">
        <style:tab-stops/>
      </style:paragraph-properties>
      <style:text-properties fo:language="en" fo:country="GB"/>
    </style:style>
    <style:style style:name="P403" style:parent-style-name="Standard" style:family="paragraph">
      <style:paragraph-properties fo:text-align="justify" fo:margin-left="0.4923in">
        <style:tab-stops/>
      </style:paragraph-properties>
      <style:text-properties fo:language="en" fo:country="GB"/>
    </style:style>
    <style:style style:name="P404" style:parent-style-name="Standard" style:family="paragraph">
      <style:paragraph-properties fo:text-align="justify" fo:margin-left="0.4923in">
        <style:tab-stops/>
      </style:paragraph-properties>
      <style:text-properties fo:language="en" fo:country="GB"/>
    </style:style>
    <style:style style:name="P405" style:parent-style-name="Standard" style:family="paragraph">
      <style:paragraph-properties fo:text-align="justify" fo:margin-left="0.4923in">
        <style:tab-stops/>
      </style:paragraph-properties>
      <style:text-properties fo:language="en" fo:country="GB"/>
    </style:style>
    <style:style style:name="P406" style:parent-style-name="Standard" style:family="paragraph">
      <style:paragraph-properties fo:text-align="justify" fo:margin-left="0.4923in">
        <style:tab-stops/>
      </style:paragraph-properties>
    </style:style>
    <style:style style:name="P407" style:parent-style-name="Standard" style:family="paragraph">
      <style:paragraph-properties fo:text-align="justify" fo:margin-left="0.4923in">
        <style:tab-stops/>
      </style:paragraph-properties>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Normal" style:family="paragraph">
      <style:paragraph-properties fo:break-before="page"/>
      <style:text-properties fo:hyphenate="true"/>
    </style:style>
    <style:style style:name="P42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text-properties fo:language="en" fo:country="GB"/>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fo:margin-left="0.4923in" fo:text-indent="0.4923in">
        <style:tab-stops/>
      </style:paragraph-properties>
    </style:style>
    <style:style style:name="T433"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434"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435" style:parent-style-name="Fuentedepárrafopredeter." style:family="text">
      <style:text-properties style:font-name="Consolas" style:font-name-complex="Consolas" fo:color="#0000FF" style:letter-kerning="false" fo:font-size="9.5pt" style:font-size-asian="9.5pt" style:font-size-complex="9.5pt" style:language-complex="ar" style:country-complex="SA"/>
    </style:style>
    <style:style style:name="T436"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437" style:parent-style-name="Fuentedepárrafopredeter." style:family="text">
      <style:text-properties style:font-name="Consolas" style:font-name-complex="Consolas" fo:color="#808080" style:letter-kerning="false" fo:font-size="9.5pt" style:font-size-asian="9.5pt" style:font-size-complex="9.5pt" style:language-complex="ar" style:country-complex="SA"/>
    </style:style>
    <style:style style:name="P438" style:parent-style-name="Standard" style:family="paragraph">
      <style:paragraph-properties fo:text-align="justify"/>
    </style:style>
    <style:style style:name="P439" style:parent-style-name="Standard" style:family="paragraph">
      <style:paragraph-properties fo:text-align="justify" fo:margin-left="0.4923in">
        <style:tab-stops/>
      </style:paragraph-properties>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fo:margin-left="0.4923in">
        <style:tab-stops/>
      </style:paragraph-properties>
    </style:style>
  </office:automatic-styles>
  <office:body>
    <office:text text:use-soft-page-breaks="true">
      <text:p text:style-name="P1">Programación de Bases de Datos <text:s/>(Cont)</text:p>
      <text:p text:style-name="P2"/>
      <text:p text:style-name="P3">Con SQL hay ciertas acciones que no se pueden realizar, por lo que se debe utilizar un lenguaje programado para SQL para definir pequeños<text:s/>programas que realicen dichas acciones.</text:p>
      <text:p text:style-name="P4">Este lenguaje permite definir un conjunto de instrucciones que se almacenan en el servidor bajo un nombre y permiten encapsular tareas repetitivas.</text:p>
      <text:p text:style-name="P5"/>
      <text:p text:style-name="P6">Se pueden realizar distintos tipos de programas:</text:p>
      <text:p text:style-name="P7"/>
      <text:p text:style-name="P8">● Procedimientos. Programas que permiten automatizar tareas como cálculos, generar un conjunto de resultados.</text:p>
      <text:p text:style-name="P9">● Funciones. Programas que permiten realizar alguna acción y devuelve un resultado. Se pueden utilizar en expresiones de otras sentencias. Hay funciones propias del<text:s/>lenguaje y funciones definidas por el usuario (UDF o FDU).</text:p>
      <text:p text:style-name="P10">● Triggers. Disparadores. Programas que se ejecutan de forma automática cuando ocurre una determinada acción. Puede emplearse, por ejemplo, al hacer un pedido con el carrito de la compra, al clicar<text:s/>en comprar, descontará del inventario las unidades recién compradas.</text:p>
      <text:p text:style-name="P11"/>
      <text:p text:style-name="P12"/>
      <text:p text:style-name="P13">Ejecución de programas:</text:p>
      <text:p text:style-name="P14"/>
      <text:p text:style-name="P15">Una de las principales diferencias entre los distintos tipos de programas almacenados es la forma en que se ejecutan:</text:p>
      <text:p text:style-name="P16"/>
      <text:p text:style-name="P17">● Procedimiento almacenado. Se ejecuta haciendo una llamada al servidor indicando el nombre del procedimiento y pasándole, opcionalmente, los parámetros necesarios.</text:p>
      <text:p text:style-name="P18"/>
      <text:p text:style-name="P19">● Funciones, tanto las existentes en SQL como las definidas por el usuario se utilizan como parte de una expresión en las sentencias<text:s/>SQL.</text:p>
      <text:p text:style-name="P20"/>
      <text:p text:style-name="P21">● Disparador. Está asociado siempre a una operación de manipulación de datos (inserción, modificación o borrado de filas) sobre una tabla y se ejecuta de forma automática cuando se realiza esa operación.</text:p>
      <text:p text:style-name="P22"/>
      <text:p text:style-name="P23">● Evento. En la creación del evento se indica<text:s/>en qué momento se tiene que ejecutar, y esa información queda almacenada en el servidor; cuando llega ese momento, el servidor lo ejecuta de forma automática.</text:p>
      <text:p text:style-name="P24"/>
      <text:p text:style-name="P25"/>
      <text:p text:style-name="P26"/>
      <text:p text:style-name="P27"><text:soft-page-break/>Procedimientos almacenados</text:p>
      <text:p text:style-name="P28"/>
      <text:p text:style-name="P29">Un Stored Procedure (SP) o Procedimiento Almacenado, es una<text:s/>colección de sentencias específicas almacenadas bajo un nombre, que se escriben con el objetivo de realizar una consulta o acción en la base de datos y se puede ejecutar dicha consulta en cualquier momento.</text:p>
      <text:p text:style-name="P30">Un procedimiento almacenado es posible llamarlo mediante un identificador, puede recibir argumentos y devolver un valor de retorno ya que en el lenguaje en el que se escriben los procedimientos almacenados es posible definir variables, posee estructuras de control de flujo, etc. Hemos trabajado con procedimientos almacenados definidos en el sistema como sp_help, sp_rename, sp_depends...</text:p>
      <text:p text:style-name="P31"/>
      <text:p text:style-name="P32"/>
      <text:p text:style-name="P33">Características de los procedimientos almacenados:</text:p>
      <text:p text:style-name="P34"/>
      <text:p text:style-name="P35">- La característica principal de los procedimientos almacenados es que se optimizan en el momento de su creación. Los<text:s/>procedimientos almacenados pasan previamente por un proceso de normalización, así el gestor de base de datos consigue una mejora en el rendimiento de las consultas utilizando procedimientos almacenados en un doble proceso: normalización y compilación.</text:p>
      <text:p text:style-name="P36"/>
      <text:p text:style-name="P37">Cuando se crea un procedimiento almacenado el procesador de consultas de gestor crea una versión del mismo con una cierta estructura normalizada, y lo almacena en una de las tablas del sistema</text:p>
      <text:p text:style-name="P38"/>
      <text:p text:style-name="P39">- Cuando el procedimiento se ejecuta por vez primera, se produce<text:s/>su compilación y la optimización del acceso del procedimiento a los datos. Este proceso se mantiene en memoria, en la caché de procedimientos, para posteriores ejecuciones con el consiguiente ahorro adicional de tiempo y recursos.</text:p>
      <text:p text:style-name="P40"/>
      <text:p text:style-name="P41">- De manera análoga a las funciones de lenguajes estructurados, aceptan parámetros y devuelven un valor de retorno. Este valor servirá generalmente como indicador de si las cosas han funcionado de manera correcta en el transcurso del procedimiento, o simplemente como un resultado que otro</text:p>
      <text:p text:style-name="P42">procedimiento podrá utilizar.</text:p>
      <text:p text:style-name="P43"/>
      <text:p text:style-name="P44">- Los procedimientos almacenados pueden estar anidados, es decir, es posible que un procedimiento almacenado llame en su interior a otro. En los procedimientos anidados puede hacerse referencia a todos los objetos<text:s/>excepto a las tablas temporales que eventualmente hayan podido crearse primero.</text:p>
      <text:p text:style-name="P45"/>
      <text:p text:style-name="P46">- Los procedimientos almacenados permiten implementar mecanismos de seguridad. Es posible que un usuario esté autorizado a ejecutar procedimientos almacenados aunque no tenga<text:s/>permiso de acceso directo a las tablas de la base de datos con la que dicho procedimiento trabaja. Esto permite mayor control de las acciones.</text:p>
      <text:p text:style-name="P47"/>
      <text:p text:style-name="P48"/>
      <text:soft-page-break/>
      <text:p text:style-name="P49">Tipos de procedimientos almacenados:</text:p>
      <text:p text:style-name="P50"/>
      <text:p text:style-name="P51">- Del sistema: están almacenados en la base de datos "master" y llevan el<text:s/>prefijo "sp_"; permiten recuperar información de las tablas del sistema y pueden ejecutarse en cualquier base de datos. Hemos trabajado con sp_help, sp_rename, sp_depends…</text:p>
      <text:p text:style-name="P52"/>
      <text:p text:style-name="P53">- Locales: son los procedimientos almacenados creados por el usuario.</text:p>
      <text:p text:style-name="P54"/>
      <text:p text:style-name="P55">-<text:s/>Temporales: pueden ser locales, cuyos nombres comienzan con un signo numeral (#), o globales, cuyos nombres comienzan con 2 signos numeral (##). Los procedimientos almacenados temporales locales están disponibles en la sesión de un solo usuario y se eliminan automáticamente al finalizar la sesión; los globales están disponibles en las sesiones de todos los usuarios.</text:p>
      <text:p text:style-name="P56"/>
      <text:p text:style-name="P57"/>
      <text:p text:style-name="P58"/>
      <text:p text:style-name="P59">Ventajas de uso de procedimientos almacenados:</text:p>
      <text:p text:style-name="P60"/>
      <text:p text:style-name="P61">- Seguridad: Permiten realizar todas las operaciones que los usuarios necesitan evitando que tengan acceso directo a las tablas. también es posible cifrar los procedimientos almacenados mientras los creamos para que el código fuente dentro del procedimiento almacenado no sea visible.</text:p>
      <text:p text:style-name="P62"/>
      <text:p text:style-name="P63">- Se puede modificar fácilmente: podemos modificar fácilmente<text:s/>el código dentro del procedimiento almacenado sin la necesidad de reiniciar o implementar la aplicación.</text:p>
      <text:p text:style-name="P64"/>
      <text:p text:style-name="P65">- Reducen el tráfico de red: en vez de enviar muchas instrucciones, los usuarios realizan operaciones enviando una única instrucción, lo cual disminuye el número de solicitudes entre el cliente y el servidor.</text:p>
      <text:p text:style-name="P66"/>
      <text:p text:style-name="P67">- Son reutilizables: los procedimientos almacenados pueden ser ejecutados por múltiples usuarios o múltiples aplicaciones cliente sin la necesidad de volver a escribir el código.</text:p>
      <text:p text:style-name="P68"/>
      <text:p text:style-name="P69">- Mejoran el rendimiento: el procedimiento almacenado de SQL Server cuando se ejecuta por primera vez crea un plan y lo almacena en el grupo de búfer para que el plan se pueda reutilizar la próxima vez que se ejecute.</text:p>
      <text:p text:style-name="P70"/>
      <text:p text:style-name="P71"/>
      <text:p text:style-name="P72"/>
      <text:p text:style-name="P73">Crear un procedimiento almacenado</text:p>
      <text:p text:style-name="P74"/>
      <text:p text:style-name="P75"/>
      <text:p text:style-name="P76">La sintaxis<text:s/>simplificada en Transact-SQL para crear un SP es la siguiente:</text:p>
      <text:p text:style-name="P77"/>
      <text:p text:style-name="P78"><text:span text:style-name="T79">CREATE</text:span><text:span text:style-name="T80"><text:s/>[<text:s/></text:span><text:span text:style-name="T81">OR</text:span><text:span text:style-name="T82"><text:s/></text:span><text:span text:style-name="T83">ALTER</text:span><text:span text:style-name="T84"><text:s/>] {<text:s/></text:span><text:span text:style-name="T85">PROC</text:span><text:span text:style-name="T86"><text:s/>|<text:s/></text:span><text:span text:style-name="T87">PROCEDURE</text:span><text:span text:style-name="T88"><text:s/>}</text:span></text:p>
      <text:p text:style-name="P89"><text:s text:c="4"/>[schema_name.] procedure_name</text:p>
      <text:p text:style-name="P90"><text:bookmark-start text:name="_Hlk196842703"/><text:s text:c="4"/>[@parameter_name <text:s/>data_type</text:p>
      <text:p text:style-name="P91"><text:span text:style-name="T92"><text:s text:c="8"/>[<text:s/></text:span><text:span text:style-name="T93">NULL</text:span><text:span text:style-name="T94"><text:s/>] [ = default ] [{<text:s/></text:span><text:span text:style-name="T95">OUT</text:span><text:span text:style-name="T96"><text:s/>|<text:s/></text:span><text:span text:style-name="T97">OUTPUT</text:span><text:span text:style-name="T98">}]</text:span></text:p>
      <text:p text:style-name="P99"><text:bookmark-end text:name="_Hlk196842703"/><text:s text:c="4"/>] [ ,...n ]</text:p>
      <text:p text:style-name="P100"><text:span text:style-name="T101">[<text:s/></text:span><text:span text:style-name="T102">WITH</text:span><text:span text:style-name="T103"><text:s/></text:span><text:span text:style-name="T104">&lt;</text:span><text:span text:style-name="T105">procedure_option&gt;</text:span><text:span text:style-name="T106"><text:s/>[ ,...n ] ]</text:span></text:p>
      <text:p text:style-name="P107"/>
      <text:p text:style-name="P108"><text:span text:style-name="T109">AS</text:span><text:span text:style-name="T110"><text:s/>{ [<text:s/></text:span><text:span text:style-name="T111">BEGIN</text:span><text:span text:style-name="T112"><text:s/>] sql_statement [;] [ ...n ] [<text:s/></text:span><text:span text:style-name="T113">END</text:span><text:span text:style-name="T114"><text:s/>] }</text:span></text:p>
      <text:p text:style-name="P115">[;]</text:p>
      <text:p text:style-name="P116"/>
      <text:p text:style-name="P117"/>
      <text:p text:style-name="P118">Permite crear un procedimiento almacenado a partir de una determinada colección de sentencias SQL ligadas por sentencias adicionales de control de flujo.</text:p>
      <text:p text:style-name="P119"/>
      <text:p text:style-name="P120"/>
      <text:p text:style-name="P121">Al crear un<text:s/>procedimiento almacenado, las instrucciones que contiene se analizan para verificar si son correctas sintácticamente. Si no se detectan errores, SQL Server guarda el nombre del procedimiento almacenado en la tabla del sistema "sysobjects" y su contenido en la tabla del sistema "syscomments" en la base de datos activa. Si se encuentra algún error, no se crea.</text:p>
      <text:p text:style-name="P122"/>
      <text:p text:style-name="P123"><text:s/>Un procedimiento almacenado puede hacer referencia a objetos que no existen al momento de crearlo, pero los objetos deben existir cuando se ejecute.</text:p>
      <text:p text:style-name="P124"/>
      <text:p text:style-name="P125"/>
      <text:p text:style-name="P126"/>
      <text:p text:style-name="P127"/>
      <text:p text:style-name="P128"><text:span text:style-name="T129">Ejemplo:<text:s/></text:span>Procedimiento con parámetros para insertar un producto en la tabla:</text:p>
      <text:p text:style-name="P130">BD Almacen</text:p>
      <text:p text:style-name="P131"/>
      <text:p text:style-name="P132"><text:span text:style-name="T133">CREATE</text:span><text:span text:style-name="T134"><text:s/></text:span><text:span text:style-name="T135">OR</text:span><text:span text:style-name="T136"><text:s/></text:span><text:span text:style-name="T137">ALTER</text:span><text:span text:style-name="T138"><text:s/></text:span><text:span text:style-name="T139">PROCEDURE</text:span><text:span text:style-name="T140"><text:s/>SP_INS_Producto</text:span></text:p>
      <text:p text:style-name="P141">--Parametros</text:p>
      <text:p text:style-name="P142"><text:span text:style-name="T143">@IdProducto<text:s/></text:span><text:span text:style-name="T144">int</text:span><text:span text:style-name="T145">,</text:span></text:p>
      <text:p text:style-name="P146"><text:span text:style-name="T147">@descripcion<text:s/></text:span><text:span text:style-name="T148">varchar</text:span><text:span text:style-name="T149">(</text:span><text:span text:style-name="T150">30</text:span><text:span text:style-name="T151">),</text:span></text:p>
      <text:p text:style-name="P152"><text:span text:style-name="T153">@stock<text:s/></text:span><text:span text:style-name="T154">int</text:span><text:span text:style-name="T155">,</text:span></text:p>
      <text:p text:style-name="P156"><text:span text:style-name="T157">@precio<text:s/></text:span><text:span text:style-name="T158">money</text:span></text:p>
      <text:p text:style-name="P159"/>
      <text:p text:style-name="P160"><text:span text:style-name="T161">AS</text:span></text:p>
      <text:p text:style-name="P162"><text:span text:style-name="T163">--sentencias del procedimiento</text:span></text:p>
      <text:p text:style-name="P164"><text:span text:style-name="T165"><text:tab/></text:span><text:span text:style-name="T166">INSERT</text:span><text:span text:style-name="T167"><text:s/></text:span><text:span text:style-name="T168">INTO</text:span><text:span text:style-name="T169"><text:s/>PRODUCTOS<text:s/></text:span><text:span text:style-name="T170">VALUES</text:span><text:span text:style-name="T171">(</text:span><text:span text:style-name="T172">@IdProducto</text:span><text:span text:style-name="T173">,</text:span><text:span text:style-name="T174"><text:s/>@descripcion</text:span><text:span text:style-name="T175">,</text:span><text:span text:style-name="T176">@stock</text:span><text:span text:style-name="T177">,</text:span><text:span text:style-name="T178">@precio</text:span><text:span text:style-name="T179">);</text:span></text:p>
      <text:p text:style-name="P180"/>
      <text:p text:style-name="P181">Para crear el procedimiento almacenado se define el código y se ejecuta, si no se produce ningún error, este procedimiento queda almacenado en la carpeta del esquema en Programability<text:s/>-&gt; Store Procedures para que pueda ser usado en cualquier momento.</text:p>
      <text:p text:style-name="P182"/>
      <text:p text:style-name="P183">- Nombre de procedimiento:</text:p>
      <text:p text:style-name="P184">El nombre de procedimiento será un identificador para el mismo, que incluirá opcionalmente el nombre de su propietario y no podrá exceder los 128 caracteres.</text:p>
      <text:p text:style-name="P185"/>
      <text:soft-page-break/>
      <text:p text:style-name="P186"><text:span text:style-name="T187">Parámetros:</text:span></text:p>
      <text:p text:style-name="P188"/>
      <text:p text:style-name="P189">Los parámetros permiten al procedimiento recibir datos. La definición de los parámetros se lleva a cabo en la creación del procedimiento almacenado. La sintaxis de definición de un parámetro es la siguiente:</text:p>
      <text:p text:style-name="P190"/>
      <text:p text:style-name="P191">[@parameter_name <text:s/>data_type</text:p>
      <text:p text:style-name="P192"><text:span text:style-name="T193"><text:s text:c="8"/>[<text:s/></text:span><text:span text:style-name="T194">NULL</text:span><text:span text:style-name="T195"><text:s/>] [ = default ] [{<text:s/></text:span><text:span text:style-name="T196">OUT</text:span><text:span text:style-name="T197"><text:s/>|<text:s/></text:span><text:span text:style-name="T198">OUTPUT</text:span><text:span text:style-name="T199">}]</text:span></text:p>
      <text:p text:style-name="P200"><text:span text:style-name="T201"><text:s text:c="4"/></text:span><text:span text:style-name="T202">] [ ,...n ]</text:span></text:p>
      <text:p text:style-name="P203"/>
      <text:p text:style-name="P204"/>
      <text:p text:style-name="P205"/>
      <text:p text:style-name="P206"/>
      <text:p text:style-name="P207">El nombre de parámetro, se especifica un identificador precedido por el carácter @, este carácter forma parte del nombre del parámetro, que debe seguirla regla para todos los<text:s/>identificadores de SQL Server. Los parámetros son locales respecto al procedimiento. Un procedimiento almacenado puede tener hasta 2100 parámetros.</text:p>
      <text:p text:style-name="P208">Cuando el usuario solicite la ejecución de un procedimiento definido con parámetros deberá suministrar<text:s/>valores para cada uno de ellos.</text:p>
      <text:p text:style-name="P209"/>
      <text:p text:style-name="P210">Cuando se crea el procedimiento debe especificarse un tipo de datos para cada uno de los parámetros. Los parámetros aceptan únicamente valores constantes, es decir, no pueden especificarse nombres de ningún otro de los objetos de SQL Server.</text:p>
      <text:p text:style-name="P211"/>
      <text:p text:style-name="P212">Se puede especificar un valor por defecto para cada parámetro. La manera de especificar un valor por defecto es colocar después del nombre de parámetro el signo = seguido por la constante que se utilizará como valor. Es posible especificar NULL como valor por defecto.</text:p>
      <text:p text:style-name="P213"/>
      <text:p text:style-name="P214">Parámetros de retorno</text:p>
      <text:p text:style-name="P215"/>
      <text:p text:style-name="P216">-<text:s/><text:span text:style-name="T217">OUTPUT</text:span>, se especifican como cualquier otro parámetro, con la salvedad de que sus nombres aparecen seguidos por la palabra clave OUTPUT. Cuando el procedimiento se ejecute devolverá en esos parámetros los valores que hayan tomado en el interior del mismo.</text:p>
      <text:p text:style-name="P218"/>
      <text:p text:style-name="P219">En la ejecución del procedimiento estos valores son almacenados en variables y utilizados posteriormente.</text:p>
      <text:p text:style-name="P220"/>
      <text:p text:style-name="P221"/>
      <text:p text:style-name="P222">Sentencias SQL del procedimiento almacenado:</text:p>
      <text:p text:style-name="P223"/>
      <text:p text:style-name="P224">El cuerpo del procedimiento estará integrado<text:s/>por un conjunto de sentencias SQL que realizarán las tareas que esperamos del mismo y que se especificarán en la definición del procedimiento siguiendo a la cláusula AS.</text:p>
      <text:p text:style-name="P225"/>
      <text:p text:style-name="P226"><text:span text:style-name="T227">Ejemplo:</text:span><text:s/>Este procedimiento obtiene el departamento y la localidad de éste, de un empleado, dado su nombre y su cargo.</text:p>
      <text:p text:style-name="P228"/>
      <text:p text:style-name="P229"><text:span text:style-name="T230">CREATE</text:span><text:span text:style-name="T231"><text:s/></text:span><text:span text:style-name="T232">OR</text:span><text:span text:style-name="T233"><text:s/></text:span><text:span text:style-name="T234">ALTER</text:span><text:span text:style-name="T235"><text:s/></text:span><text:span text:style-name="T236">PROCEDURE</text:span><text:span text:style-name="T237"><text:s/>pr_infoempleado</text:span></text:p>
      <text:p text:style-name="P238"><text:span text:style-name="T239">@nombre<text:s/></text:span><text:span text:style-name="T240">varchar</text:span><text:span text:style-name="T241">(</text:span><text:span text:style-name="T242">20</text:span><text:span text:style-name="T243">),</text:span></text:p>
      <text:p text:style-name="P244"><text:span text:style-name="T245">@oficio<text:s/></text:span><text:span text:style-name="T246">varchar</text:span><text:span text:style-name="T247">(</text:span><text:span text:style-name="T248">10</text:span><text:span text:style-name="T249">)</text:span></text:p>
      <text:p text:style-name="P250"><text:span text:style-name="T251">AS</text:span></text:p>
      <text:p text:style-name="P252"><text:span text:style-name="T253"><text:tab/></text:span><text:span text:style-name="T254">SELECT</text:span><text:span text:style-name="T255"><text:s/>e</text:span><text:span text:style-name="T256">.</text:span><text:span text:style-name="T257">nombre</text:span><text:span text:style-name="T258">,</text:span><text:span text:style-name="T259"><text:s/>Localidad</text:span></text:p>
      <text:p text:style-name="P260"><text:span text:style-name="T261"><text:tab/></text:span><text:span text:style-name="T262">FROM</text:span><text:span text:style-name="T263"><text:s/>DEPARTAMENTOS d</text:span><text:span text:style-name="T264">,</text:span><text:span text:style-name="T265"><text:s/>EMPLEADOS e</text:span></text:p>
      <text:p text:style-name="P266"><text:span text:style-name="T267"><text:tab/></text:span><text:span text:style-name="T268">WHERE</text:span><text:span text:style-name="T269"><text:s/>e</text:span><text:span text:style-name="T270">.</text:span><text:span text:style-name="T271">nombre<text:s/></text:span><text:span text:style-name="T272">=</text:span><text:span text:style-name="T273"><text:s/>@nombre</text:span></text:p>
      <text:p text:style-name="P274"><text:span text:style-name="T275"><text:tab/></text:span><text:span text:style-name="T276">AND</text:span><text:span text:style-name="T277"><text:s/>oficio<text:s/></text:span><text:span text:style-name="T278">=</text:span><text:span text:style-name="T279"><text:s/>@oficio</text:span></text:p>
      <text:p text:style-name="P280"><text:span text:style-name="T281"><text:tab/></text:span><text:span text:style-name="T282">AND</text:span><text:span text:style-name="T283"><text:s/>e</text:span><text:span text:style-name="T284">.</text:span><text:span text:style-name="T285">IDDepartamento<text:s/></text:span><text:span text:style-name="T286">=</text:span><text:span text:style-name="T287"><text:s/>d</text:span><text:span text:style-name="T288">.</text:span><text:span text:style-name="T289">IDDepartamento</text:span><text:span text:style-name="T290">;</text:span></text:p>
      <text:p text:style-name="P291"/>
      <text:p text:style-name="P292"><text:span text:style-name="T293">Sentencias admisibles</text:span></text:p>
      <text:p text:style-name="P294"/>
      <text:p text:style-name="P295">En general un procedimiento almacenado puede incluir cualquier número y tipo de sentencias Transact-SQL, sin embargo, es necesario comentar algunas restricciones que deben tenerse en cuenta.</text:p>
      <text:p text:style-name="P296">- Sentencias de creación:<text:s/><text:span text:style-name="T297">NO</text:span><text:s/>pueden incluirse las siguientes sentencias:</text:p>
      <text:p text:style-name="P298"/>
      <text:p text:style-name="P299"><text:span text:style-name="T300">CREATE</text:span><text:span text:style-name="T301"><text:s/></text:span><text:span text:style-name="T302">Or</text:span><text:span text:style-name="T303"><text:s/></text:span><text:span text:style-name="T304">ALTER</text:span><text:span text:style-name="T305"><text:s/></text:span><text:span text:style-name="T306">VIEW</text:span><text:span text:style-name="T307">;</text:span></text:p>
      <text:p text:style-name="P308"><text:span text:style-name="T309">USE</text:span><text:span text:style-name="T310"><text:s/></text:span><text:span text:style-name="T311">database_name</text:span><text:span text:style-name="T312">;</text:span></text:p>
      <text:p text:style-name="P313"><text:span text:style-name="T314">CREATE</text:span><text:span text:style-name="T315"><text:s/></text:span><text:span text:style-name="T316">Or</text:span><text:span text:style-name="T317"><text:s/></text:span><text:span text:style-name="T318">ALTER</text:span><text:span text:style-name="T319"><text:s/></text:span><text:span text:style-name="T320">TRIGGER</text:span><text:span text:style-name="T321">;</text:span></text:p>
      <text:p text:style-name="P322"><text:span text:style-name="T323">CREATE</text:span><text:span text:style-name="T324"><text:s/></text:span><text:span text:style-name="T325">SCHEMA</text:span><text:span text:style-name="T326">;</text:span></text:p>
      <text:p text:style-name="P327"><text:span text:style-name="T328">CREATE</text:span><text:span text:style-name="T329"><text:s/></text:span><text:span text:style-name="T330">DEFAULT</text:span><text:span text:style-name="T331">;</text:span></text:p>
      <text:p text:style-name="P332"><text:span text:style-name="T333">CREATE</text:span><text:span text:style-name="T334"><text:s/></text:span><text:span text:style-name="T335">Or</text:span><text:span text:style-name="T336"><text:s/></text:span><text:span text:style-name="T337">ALTER</text:span><text:span text:style-name="T338"><text:s/></text:span><text:span text:style-name="T339">FUNCTION</text:span><text:span text:style-name="T340">;</text:span></text:p>
      <text:p text:style-name="P341"><text:span text:style-name="T342">CREATE</text:span><text:span text:style-name="T343"><text:s/></text:span><text:span text:style-name="T344">Or</text:span><text:span text:style-name="T345"><text:s/></text:span><text:span text:style-name="T346">ALTER</text:span><text:span text:style-name="T347"><text:s/></text:span><text:span text:style-name="T348">PROCEDURE</text:span><text:span text:style-name="T349">;</text:span></text:p>
      <text:p text:style-name="P350"><text:span text:style-name="T351">CREATE</text:span><text:span text:style-name="T352"><text:s/></text:span><text:span text:style-name="T353">RULE</text:span><text:span text:style-name="T354">;</text:span></text:p>
      <text:p text:style-name="P355"/>
      <text:p text:style-name="P356">- El resto de objetos de bases de datos<text:s/>si pueden ser creados en el marco de un procedimiento almacenado, incluyendo tablas permanentes y temporales.<text:s/></text:p>
      <text:p text:style-name="P357"/>
      <text:p text:style-name="P358">- Sentencias de eliminación de objetos: la familia de sentencias DROP no están permitidas.</text:p>
      <text:p text:style-name="P359">- No está permitido volver a crear en un<text:s/>procedimiento, un objeto con el mismos nombre que otro que en el mismo procedimiento se ha eliminado. Habrá que hacer un ALTER.</text:p>
      <text:p text:style-name="P360"/>
      <text:p text:style-name="P361"/>
      <text:p text:style-name="P362"/>
      <text:soft-page-break/>
      <text:p text:style-name="P363">Ejecución de procedimientos almacenados</text:p>
      <text:p text:style-name="P364">Una vez se ha creado un procedimiento almacenado, se encontrará en disposición de ser ejecutado. Si en la primera línea de una secuencia de sentencias Transact_SQL aparece el nombre de un procedimiento almacenado, SQL Server lo ejecutará. En el resto de situaciones deberemos utilizar la sentencia EXECUTE.<text:s/></text:p>
      <text:p text:style-name="P365">Para ejecutar un procedimiento<text:s/>almacenado colocamos EXECUTE (o EXEC) seguido del nombre del procedimiento y los valores para los parámetros separados por comas, si hay algún parámetro de salida habrá que indicar la variable en la que se almacena.</text:p>
      <text:p text:style-name="P366"/>
      <text:p text:style-name="P367"/>
      <text:p text:style-name="P368">Ejemplos:</text:p>
      <text:p text:style-name="P369"/>
      <text:p text:style-name="P370"><text:span text:style-name="T371">EXEC</text:span><text:span text:style-name="T372"><text:s/>pr_infoempleado</text:span><text:span text:style-name="T373"><text:s/></text:span><text:span text:style-name="T374">'CALVO</text:span><text:span text:style-name="T375"><text:s/>JUAN'</text:span><text:span text:style-name="T376">,</text:span><text:span text:style-name="T377"><text:s/></text:span><text:span text:style-name="T378">'VENDEDOR';</text:span></text:p>
      <text:p text:style-name="P379"/>
      <text:p text:style-name="P380"><text:span text:style-name="T381">EXECUTE</text:span><text:span text:style-name="T382"><text:s/>SP_INS_Producto</text:span><text:span text:style-name="T383"><text:s text:c="2"/></text:span><text:span text:style-name="T384">90</text:span><text:span text:style-name="T385">,</text:span><text:span text:style-name="T386"><text:s/></text:span><text:span text:style-name="T387">'Mesa redonda'</text:span><text:span text:style-name="T388">,<text:s/></text:span><text:span text:style-name="T389">23</text:span><text:span text:style-name="T390">,</text:span><text:span text:style-name="T391">525</text:span></text:p>
      <text:p text:style-name="P392"/>
      <text:p text:style-name="P393">La sentencia EXECUTE o EXEC se utiliza para la ejecución de todo tipo de procedimientos</text:p>
      <text:p text:style-name="P394">almacenados, tanto de sistema, como de usuario.</text:p>
      <text:p text:style-name="P395"/>
      <text:p text:style-name="P396"/>
      <text:p text:style-name="P397">Sintaxis completa:</text:p>
      <text:p text:style-name="P398"/>
      <text:p text:style-name="P399">EXEC [ |EXECUTE] [@valor_de_retorno =] { [ nombreproc</text:p>
      <text:p text:style-name="P400">|@variablenombre}</text:p>
      <text:p text:style-name="P401"/>
      <text:p text:style-name="P402">[<text:s/><text:bookmark-start text:name="_Hlk196840416"/>[<text:bookmark-end text:name="_Hlk196840416"/><text:s/>@parámetro = ] {valor |@variable [OUTPUT ] | DEFAULT}</text:p>
      <text:p text:style-name="P403"/>
      <text:p text:style-name="P404">, |@ parámetro =] {valor | @variable [OUTPUT] | DEFAULT}],.. n]</text:p>
      <text:p text:style-name="P405"/>
      <text:p text:style-name="P406">[ WITH RECOMPILE]]</text:p>
      <text:p text:style-name="P407"/>
      <text:p text:style-name="P408">Es posible que exista un conjunto de procedimientos diseñados<text:s/>para realizar tareas relacionadas, de manera que sólo tengan sentido de manera conjunta. Para estas situaciones SQL Server permite agrupar un conjunto de procedimientos almacenados de manera que puedan ser eliminados con una sola sentencia DROP PROCEDURE.</text:p>
      <text:p text:style-name="P409"/>
      <text:p text:style-name="P410">Para hacerlo, es necesario asignar a todos esos procedimientos un mismo nombre, al que se añadirá a modo de identificación un número, separada del nombre compartido por un punto y coma. [ ;número]</text:p>
      <text:p text:style-name="P411"/>
      <text:p text:style-name="P412">-- Creación de un procedimiento</text:p>
      <text:p text:style-name="P413">CREATE PROCEDURE MiProcedimiento; 1</text:p>
      <text:p text:style-name="P414">as</text:p>
      <text:p text:style-name="P415">……</text:p>
      <text:p text:style-name="P416">// Un segundo procedimiento</text:p>
      <text:p text:style-name="P417">CREATE PROCEDURE MiProcedimiento; 2</text:p>
      <text:p text:style-name="P418">as</text:p>
      <text:p text:style-name="P419">…..</text:p>
      <text:p text:style-name="P420">// Eliminación de ambos</text:p>
      <text:p text:style-name="P421">DROP PROCEDURE Mi Procedimiento</text:p>
      <text:p text:style-name="P422">-- No es posible eliminar individualmente los procedimientos</text:p>
      <text:p text:style-name="P423">agrupados.</text:p>
      <text:p text:style-name="P424"/>
      <text:soft-page-break/>
      <text:p text:style-name="P425">Eliminación de procedimientos<text:s/>almacenados.</text:p>
      <text:p text:style-name="P426">La sentencia DROP PROCEDURE sirve para eliminar del catálogo un procedimiento almacenado y su sintaxis y uso resulta totalmente análogo a las que se utilizan para eliminar cualquier otro objeto de una base de datos.</text:p>
      <text:p text:style-name="P427"/>
      <text:p text:style-name="P428">DROP { PROC | PROCEDURE }<text:s/>[ IF EXISTS ] { [ schema_name. ] procedure } [</text:p>
      <text:p text:style-name="P429">,...n ]</text:p>
      <text:p text:style-name="P430"/>
      <text:p text:style-name="P431">Ejemplo:</text:p>
      <text:p text:style-name="P432"><text:span text:style-name="T433">DROP</text:span><text:span text:style-name="T434"><text:s/></text:span><text:span text:style-name="T435">PROCEDURE</text:span><text:span text:style-name="T436"><text:s/>pr_infoempleado</text:span><text:span text:style-name="T437">;</text:span></text:p>
      <text:p text:style-name="P438"/>
      <text:p text:style-name="P439"/>
      <text:p text:style-name="P440">Para la eliminación de procedimientos agrupados sólo se requiere una sentencia DROP PROCEDURE para su eliminación conjunta<text:s/></text:p>
      <text:p text:style-name="Standard">Es posible cambiar el nombre de<text:s/>un procedimiento almacenado una vez creado, pero no se dispone para ello de una sentencia específica, sino que debe hacerse uso del procedimiento almacenado de sistema sp_rename.</text:p>
      <text:p text:style-name="Standard">Para poder cambiar el nombre a un procedimiento almacenado es necesario ser el propietario del mismo. La sintaxis de uso de este procedimiento es la siguiente:</text:p>
      <text:p text:style-name="P441"/>
      <text:p text:style-name="P442">sp_rename <text:s text:c="3"/>nombreantiguo, nombrenuev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ljs-keyword" style:display-name="hljs-keyword"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w1 - Chouza Cruces, Marcos</meta:initial-creator>
    <dc:creator>daw1 - Chouza Cruces, Marcos</dc:creator>
    <meta:creation-date>2022-05-09T20:21:00Z</meta:creation-date>
    <dc:date>2025-04-30T11:33:00Z</dc:date>
    <meta:template xlink:href="Normal" xlink:type="simple"/>
    <meta:editing-cycles>3</meta:editing-cycles>
    <meta:editing-duration>PT12540S</meta:editing-duration>
    <meta:document-statistic meta:page-count="8" meta:paragraph-count="28" meta:word-count="2098" meta:character-count="14031" meta:row-count="99" meta:non-whitespace-character-count="11961"/>
  </office:meta>
</office:document-meta>
</file>